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enter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fo:text-align="justify" style:justify-single-word="false" fo:text-indent="1.535cm" style:auto-text-indent="false"/>
    </style:style>
    <style:style style:name="P3" style:family="paragraph" style:parent-style-name="Text_20_body">
      <style:paragraph-properties fo:margin-left="0cm" fo:margin-right="0cm" fo:text-align="start" style:justify-single-word="false" fo:text-indent="1.535cm" style:auto-text-indent="false"/>
    </style:style>
    <style:style style:name="P4" style:family="paragraph" style:parent-style-name="Text_20_body" style:list-style-name="Numbering_20_1">
      <style:paragraph-properties fo:margin-left="0cm" fo:margin-right="0cm" fo:text-align="justify" style:justify-single-word="false" fo:text-indent="1.535cm" style:auto-text-indent="false"/>
    </style:style>
    <style:style style:name="P5" style:family="paragraph" style:parent-style-name="Text_20_body" style:list-style-name="Numbering_20_3">
      <style:paragraph-properties fo:margin-left="0cm" fo:margin-right="0cm" fo:text-align="justify" style:justify-single-word="false" fo:text-indent="1.535cm" style:auto-text-indent="false"/>
    </style:style>
    <style:style style:name="P6" style:family="paragraph" style:parent-style-name="Text_20_body" style:list-style-name="Numbering_20_3">
      <style:paragraph-properties fo:margin-left="0cm" fo:margin-right="0cm" fo:text-align="justify" style:justify-single-word="false" fo:text-indent="1.535cm" style:auto-text-indent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и науки Российской Федерации</text:p>
      <text:p text:style-name="center">Федеральное государственное бюджетное образовательное учреждение</text:p>
      <text:p text:style-name="center">высшего профессионального образования</text:p>
      <text:p text:style-name="P1">«Томский государственный университет систем управления</text:p>
      <text:p text:style-name="P1">и радиоэлектроники» (ТУСУР)</text:p>
      <text:p text:style-name="P1"/>
      <text:p text:style-name="P1">ПРОЕКТ ПРИКАЗА</text:p>
      <text:p text:style-name="Standard"/>
      <text:p text:style-name="Standard">О формировании групп проектного обучения </text:p>
      <text:p text:style-name="Standard"/>
      <text:p text:style-name="P2">В соответствии с «Положением о формировании групп проектного обучения» от 11.04.2007 года и заключения руководителей проектных групп и по представлению заведующего профилирующей кафедрой <text:span text:style-name="Ruby_20_Value">data.chair.abbr</text:span> сформировать следующие группы проектного обучения:</text:p>
      <text:list text:style-name="Numbering_20_1">
        <text:list-item>
          <text:p text:style-name="P4"><text:span text:style-name="Ruby_20_Code">data.projects.each do |project|</text:span></text:p>
        </text:list-item>
        <text:list-item>
          <text:p text:style-name="P4">Проектная группа <text:span text:style-name="T1"><text:s/></text:span><text:span text:style-name="Ruby_20_Value">project.cipher</text:span>:</text:p>
          <text:list>
            <text:list-item>
              <text:p text:style-name="P4">Участники проектной группы:</text:p>
            </text:list-item>
          </text:list>
        </text:list-item>
      </text:list>
      <text:list text:style-name="Numbering_20_3">
        <text:list-item>
          <text:list>
            <text:list-item>
              <text:p text:style-name="P5"><text:span text:style-name="Ruby_20_Code">project.participants.each do |participant|</text:span></text:p>
            </text:list-item>
            <text:list-item>
              <text:p text:style-name="P5"><text:span text:style-name="T1"><text:s/></text:span><text:span text:style-name="Ruby_20_Value">participant.text_for_order_report</text:span></text:p>
            </text:list-item>
            <text:list-item>
              <text:p text:style-name="P5"><text:span text:style-name="Ruby_20_Code">end</text:span></text:p>
            </text:list-item>
          </text:list>
        </text:list-item>
      </text:list>
      <text:list text:style-name="Numbering_20_1" text:continue-numbering="true">
        <text:list-item>
          <text:list text:continue-numbering="true">
            <text:list-item>
              <text:p text:style-name="P4">Утвердить:</text:p>
              <text:list>
                <text:list-item>
                  <text:p text:style-name="P4">Руководителей проектной группы:<text:span text:style-name="T1"> </text:span><text:span text:style-name="Ruby_20_Value">project.text_managers_for_order_report</text:span></text:p>
                </text:list-item>
                <text:list-item>
                  <text:p text:style-name="P4">Тему проекта: <text:span text:style-name="T1"><text:s/></text:span><text:span text:style-name="Ruby_20_Value">project.title</text:span></text:p>
                </text:list-item>
              </text:list>
            </text:list-item>
          </text:list>
        </text:list-item>
      </text:list>
      <text:p text:style-name="P2"/>
      <text:list text:style-name="Numbering_20_1" text:continue-numbering="true">
        <text:list-item>
          <text:p text:style-name="P4"><text:span text:style-name="Ruby_20_Code">end</text:span></text:p>
        </text:list-item>
      </text:list>
      <text:p text:style-name="P2"/>
      <text:p text:style-name="P3">ОСНОВАНИЕ: Представление заведующего кафедрой <text:span text:style-name="Ruby_20_Value">data.chair.abbr</text:span>; <text:span text:style-name="Ruby_20_Value">data.chairs_for_order_report</text:span>виза декана; виза ЦИОТ.</text:p>
      <text:p text:style-name="P2"/>
      <text:p text:style-name="P2"/>
      <text:p text:style-name="P2">Проректор по УР<text:tab/><text:tab/><text:tab/><text:tab/><text:tab/><text:tab/><text:tab/>Л.А. Бок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y_20_Code" style:display-name="Ruby Code" style:family="text">
      <style:text-properties style:font-name="Courier New" fo:font-size="10pt" fo:background-color="#ffcc99"/>
    </style:style>
    <style:style style:name="Ruby_20_Value" style:display-name="Ruby Value" style:family="text" style:parent-style-name="Ruby_20_Code">
      <style:text-properties style:text-underline-style="dotted" style:text-underline-width="auto" style:text-underline-color="font-color" fo:background-color="#99ccff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>
        <style:list-level-properties text:min-label-width="0.499cm"/>
      </text:list-level-style-number>
      <text:list-level-style-number text:level="3" text:style-name="Numbering_20_Symbols" style:num-suffix=". " style:num-format="1">
        <style:list-level-properties text:min-label-width="0.499cm"/>
      </text:list-level-style-number>
      <text:list-level-style-number text:level="4" text:style-name="Numbering_20_Symbols" style:num-suffix=". " style:num-format="1">
        <style:list-level-properties text:space-before="9.002cm" text:min-label-width="3cm"/>
      </text:list-level-style-number>
      <text:list-level-style-number text:level="5" text:style-name="Numbering_20_Symbols" style:num-suffix=". " style:num-format="1">
        <style:list-level-properties text:space-before="12.002cm" text:min-label-width="3cm"/>
      </text:list-level-style-number>
      <text:list-level-style-number text:level="6" text:style-name="Numbering_20_Symbols" style:num-suffix=". " style:num-format="1">
        <style:list-level-properties text:space-before="15.002cm" text:min-label-width="3cm"/>
      </text:list-level-style-number>
      <text:list-level-style-number text:level="7" text:style-name="Numbering_20_Symbols" style:num-suffix=". " style:num-format="1">
        <style:list-level-properties text:space-before="18.003cm" text:min-label-width="3cm"/>
      </text:list-level-style-number>
      <text:list-level-style-number text:level="8" text:style-name="Numbering_20_Symbols" style:num-suffix=". " style:num-format="1">
        <style:list-level-properties text:space-before="21.003cm" text:min-label-width="3cm"/>
      </text:list-level-style-number>
      <text:list-level-style-number text:level="9" text:style-name="Numbering_20_Symbols" style:num-suffix=". " style:num-format="1">
        <style:list-level-properties text:space-before="24.003cm" text:min-label-width="3cm"/>
      </text:list-level-style-number>
      <text:list-level-style-number text:level="10" text:style-name="Numbering_20_Symbols" style:num-suffix=". " style:num-format="1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avid</meta:initial-creator>
    <meta:creation-date>2007-06-15T00:05:44</meta:creation-date>
    <dc:date>2008-12-18T10:06:19</dc:date>
    <dc:language>en-AU</dc:language>
    <meta:editing-cycles>106</meta:editing-cycles>
    <meta:editing-duration>PT2H17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95" meta:character-count="850"/>
  </office:meta>
</office:document-meta>
</file>